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opacity="50%" draw:textarea-horizontal-align="center" draw:textarea-vertical-align="middle" draw:shadow-opacity="50%"/>
    </style:style>
    <style:style style:name="gr2" style:family="graphic" style:parent-style-name="objectwithoutfill">
      <style:graphic-properties draw:stroke="dash" draw:stroke-dash="Ultrafine_20_Dashed" draw:fill="solid" draw:fill-color="#cccccc" draw:opacity="65%" draw:textarea-horizontal-align="center" draw:textarea-vertical-align="middle" draw:shadow-opacity="65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sub 58%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10.795cm" svg:height="5.08cm" svg:x="5.445cm" svg:y="7.985cm">
          <text:p/>
        </draw:ellipse>
        <draw:circle draw:style-name="gr2" draw:text-style-name="P1" draw:layer="layout" svg:width="8.255cm" svg:height="8.255cm" svg:x="6.728cm" svg:y="6.398cm">
          <text:p/>
        </draw:circle>
        <draw:line draw:style-name="gr3" draw:text-style-name="P1" draw:layer="layout" svg:x1="10.844cm" svg:y1="4.175cm" svg:x2="10.844cm" svg:y2="17.51cm">
          <text:p/>
        </draw:line>
        <draw:line draw:style-name="gr3" draw:text-style-name="P1" draw:layer="layout" svg:x1="4.175cm" svg:y1="10.525cm" svg:x2="17.51cm" svg:y2="10.525cm">
          <text:p/>
        </draw:line>
        <draw:circle draw:style-name="gr3" draw:text-style-name="P1" draw:layer="layout" svg:width="0.254cm" svg:height="0.254cm" svg:x="2.445cm" svg:y="7.789cm">
          <text:p/>
        </draw:circle>
        <draw:line draw:style-name="gr3" draw:text-style-name="P1" draw:layer="layout" svg:x1="2.575cm" svg:y1="7.909cm" svg:x2="9.255cm" svg:y2="11.795cm">
          <text:p/>
        </draw:line>
        <draw:line draw:style-name="gr3" draw:text-style-name="P1" draw:layer="layout" svg:x1="10.855cm" svg:y1="10.525cm" svg:x2="2.575cm" svg:y2="7.909cm">
          <text:p/>
        </draw:line>
        <draw:ellipse draw:style-name="gr3" draw:text-style-name="P1" draw:layer="layout" svg:width="4.445cm" svg:height="3.81cm" svg:x="8.62cm" svg:y="8.62cm" draw:kind="arc" draw:start-angle="159.82" draw:end-angle="180.18">
          <text:p/>
        </draw:ellipse>
        <draw:frame draw:style-name="gr4" draw:text-style-name="P3" draw:layer="layout" svg:width="1.027cm" svg:height="0.711cm" svg:x="5.586cm" svg:y="9.89cm">
          <draw:text-box>
            <text:p text:style-name="P2"><text:span text:style-name="T1">lat</text:span><text:span text:style-name="T2">ell</text:span></text:p>
          </draw:text-box>
        </draw:frame>
        <draw:frame draw:style-name="gr4" draw:text-style-name="P3" draw:layer="layout" svg:width="1.137cm" svg:height="0.711cm" svg:x="7.759cm" svg:y="9.634cm">
          <draw:text-box>
            <text:p text:style-name="P2"><text:span text:style-name="T1">lat</text:span><text:span text:style-name="T2">sph</text:span></text:p>
          </draw:text-box>
        </draw:frame>
        <draw:ellipse draw:style-name="gr3" draw:text-style-name="P1" draw:layer="layout" svg:width="5.08cm" svg:height="3.81cm" svg:x="5.672cm" svg:y="8.62cm" draw:kind="arc" draw:start-angle="159" draw:end-angle="180.12">
          <text:p/>
        </draw:ellipse>
        <draw:line draw:style-name="gr5" draw:text-style-name="P1" draw:layer="layout" svg:x1="2.354cm" svg:y1="8.276cm" svg:x2="5.453cm" svg:y2="10.13cm">
          <text:p/>
        </draw:line>
        <draw:line draw:style-name="gr5" draw:text-style-name="P1" draw:layer="layout" svg:x1="2.701cm" svg:y1="7.604cm" svg:x2="7.019cm" svg:y2="8.976cm">
          <text:p/>
        </draw:line>
        <draw:frame draw:style-name="gr4" draw:text-style-name="P3" draw:layer="layout" svg:width="1.027cm" svg:height="0.711cm" svg:x="2.513cm" svg:y="8.62cm">
          <draw:text-box>
            <text:p text:style-name="P2"><text:span text:style-name="T1">alt</text:span><text:span text:style-name="T2">ell</text:span></text:p>
          </draw:text-box>
        </draw:frame>
        <draw:frame draw:style-name="gr4" draw:text-style-name="P3" draw:layer="layout" svg:width="1.137cm" svg:height="0.711cm" svg:x="4.308cm" svg:y="7.753cm">
          <draw:text-box>
            <text:p text:style-name="P2"><text:span text:style-name="T1">alt</text:span><text:span text:style-name="T2">sph</text:span></text:p>
          </draw:text-box>
        </draw:frame>
        <draw:line draw:style-name="gr6" draw:text-style-name="P1" draw:layer="layout" svg:x1="5.293cm" svg:y1="10.373cm" svg:x2="6.284cm" svg:y2="8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Gary Turner</meta:initial-creator>
    <meta:creation-date>2009-10-20T13:27:04</meta:creation-date>
    <dc:date>2011-01-07T09:29:00</dc:date>
    <meta:editing-cycles>3</meta:editing-cycles>
    <meta:editing-duration>PT24H56M57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